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Roman10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center" style:text-autospace="none"/>
    </style:style>
    <style:style style:name="P7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7.285cm" svg:height="10.16cm" svg:x="6.903cm" svg:y="5.442cm">
          <text:p text:style-name="P1"><text:span text:style-name="T1">TrainingAlgorithm</text:span></text:p>
          <text:p text:style-name="P1"><text:span text:style-name="T2"/></text:p>
          <text:p text:style-name="P1"><text:span text:style-name="T2">performance_functional_pointer</text:span></text:p>
          <text:p text:style-name="P1"><text:span text:style-name="T2"/></text:p>
          <text:p text:style-name="P1"><text:span text:style-name="T2">training_rate_method</text:span></text:p>
          <text:p text:style-name="P1"><text:span text:style-name="T2">bracketing_factor</text:span></text:p>
          <text:p text:style-name="P1"><text:span text:style-name="T2">tirst_training_rate</text:span></text:p>
          <text:p text:style-name="P1"><text:span text:style-name="T2">training_rate_tolerance</text:span></text:p>
          <text:p text:style-name="P1"><text:span text:style-name="T2"/></text:p>
          <text:p text:style-name="P1"><text:span text:style-name="T2">minimum_parameters_increment_norm</text:span></text:p>
          <text:p text:style-name="P1"><text:span text:style-name="T2">minimum_performance_improvement</text:span></text:p>
          <text:p text:style-name="P1"><text:span text:style-name="T2">performance_goal</text:span></text:p>
          <text:p text:style-name="P1"><text:span text:style-name="T2">gradient_norm_goal</text:span></text:p>
          <text:p text:style-name="P1"><text:span text:style-name="T2">maximum_epochs_number</text:span></text:p>
          <text:p text:style-name="P1"><text:span text:style-name="T2">maximum_time</text:span></text:p>
          <text:p text:style-name="P1"><text:span text:style-name="T2">early_stopping</text:span></text:p>
          <text:p text:style-name="P1"><text:span text:style-name="T2"/></text:p>
          <text:p text:style-name="P1"><text:span text:style-name="T2">calculate_fixed_training_rate</text:span></text:p>
          <text:p text:style-name="P1"><text:span text:style-name="T2">calculate_golden_section_training_rate</text:span></text:p>
          <text:p text:style-name="P1"><text:span text:style-name="T2">calculate_Brent_training_rate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" draw:text-style-name="P3" draw:layer="layout" svg:x1="6.918cm" svg:y1="6.489cm" svg:x2="14.203cm" svg:y2="6.489cm">
          <text:p/>
        </draw:line>
        <draw:line draw:style-name="gr1" draw:text-style-name="P3" draw:layer="layout" svg:x1="6.917cm" svg:y1="13.706cm" svg:x2="14.188cm" svg:y2="13.706cm">
          <text:p/>
        </draw:line>
        <draw:custom-shape draw:name="ClassName" draw:style-name="SolidLine" draw:text-style-name="P5" xml:id="id1" draw:id="id1" draw:layer="layout" svg:width="5.95cm" svg:height="4.086cm" svg:x="1.009cm" svg:y="16.248cm">
          <text:p text:style-name="P1"><text:span text:style-name="T1">ConjugateGradient</text:span></text:p>
          <text:p text:style-name="P1"><text:span text:style-name="T3"/></text:p>
          <text:p text:style-name="P1"><text:span text:style-name="T3">training_direction_method</text:span></text:p>
          <text:p text:style-name="P1"><text:span text:style-name="T2"/></text:p>
          <text:p text:style-name="P1"><text:span text:style-name="T4">calculate_PR_training_direction</text:span></text:p>
          <text:p text:style-name="P4"><text:span text:style-name="T4">calculate_FR_training_direction</text:span></text:p>
          <text:p text:style-name="P4"><text:span text:style-name="T4"/></text:p>
          <text:p text:style-name="P1"><text:span text:style-name="T4">tra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5" xml:id="id5" draw:id="id5" draw:layer="layout" svg:width="5.08cm" svg:height="3.81cm" svg:x="1cm" svg:y="1cm">
          <text:p text:style-name="P1"><text:span text:style-name="T1">GradientDesc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4"><text:span text:style-name="T5">calculate_training_direction</text:span></text:p>
          <text:p text:style-name="P4"><text:span text:style-name="T5"/></text:p>
          <text:p text:style-name="P1"><text:span text:style-name="T2">tra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5" xml:id="id6" draw:id="id6" draw:layer="layout" svg:width="5.112cm" svg:height="3.835cm" svg:x="14.938cm" svg:y="0.975cm">
          <text:p text:style-name="P1"><text:span text:style-name="T1">NewtonMetho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4"><text:span text:style-name="T4">calculate_training_direction</text:span></text:p>
          <text:p text:style-name="P4"><text:span text:style-name="T4"/></text:p>
          <text:p text:style-name="P1"><text:span text:style-name="T2">tra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5" xml:id="id3" draw:id="id3" draw:layer="layout" svg:width="7.562cm" svg:height="4.073cm" svg:x="12.43cm" svg:y="16.251cm">
          <text:p text:style-name="P1"><text:span text:style-name="T1">QuasiNewtonMethod</text:span></text:p>
          <text:p text:style-name="P1"><text:span text:style-name="T3"/></text:p>
          <text:p text:style-name="P6"><text:span text:style-name="T5">inverse_Hessian_approximation_method</text:span></text:p>
          <text:p text:style-name="P6"><text:span text:style-name="T5"/></text:p>
          <text:p text:style-name="P1"><text:span text:style-name="T5">calculate_DFP_inverse_Hessian</text:span></text:p>
          <text:p text:style-name="P6"><text:span text:style-name="T5">calculate_BFGS_inverse_Hessian</text:span></text:p>
          <text:p text:style-name="P6"><text:span text:style-name="T5"/></text:p>
          <text:p text:style-name="P1"><text:span text:style-name="T5">tra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5" xml:id="id4" draw:id="id4" draw:layer="layout" svg:width="6.22cm" svg:height="4.824cm" svg:x="7.446cm" svg:y="20.736cm">
          <text:p text:style-name="P1"><text:span text:style-name="T1">LevenbergMarquardtAlgorithm</text:span></text:p>
          <text:p text:style-name="P1"><text:span text:style-name="T1"/></text:p>
          <text:p text:style-name="P6"><text:span text:style-name="T5">damping_parameter</text:span></text:p>
          <text:p text:style-name="P6"><text:span text:style-name="T5">damping_parameter_factor</text:span></text:p>
          <text:p text:style-name="P6"><text:span text:style-name="T5"/></text:p>
          <text:p text:style-name="P1"><text:span text:style-name="T5">calculate_gradient</text:span></text:p>
          <text:p text:style-name="P6"><text:span text:style-name="T5">calculate_Hessian_approximation</text:span></text:p>
          <text:p text:style-name="P6"><text:span text:style-name="T5"/></text:p>
          <text:p text:style-name="P1"><text:span text:style-name="T5">tra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2" draw:text-style-name="P3" draw:layer="layout" draw:type="line" svg:x1="3.984cm" svg:y1="16.248cm" svg:x2="6.903cm" svg:y2="10.522cm" draw:start-shape="id1" draw:start-glue-point="0" draw:end-shape="id2" draw:end-glue-point="3" svg:d="m3984 16248 2919-5726">
          <text:p/>
        </draw:connector>
        <draw:connector draw:style-name="gr2" draw:text-style-name="P3" draw:layer="layout" draw:type="line" svg:x1="16.211cm" svg:y1="16.251cm" svg:x2="14.188cm" svg:y2="10.522cm" draw:start-shape="id3" draw:start-glue-point="0" draw:end-shape="id2" draw:end-glue-point="1" svg:d="m16211 16251-2023-5729">
          <text:p/>
        </draw:connector>
        <draw:connector draw:style-name="gr2" draw:text-style-name="P3" draw:layer="layout" draw:type="line" svg:x1="10.556cm" svg:y1="20.736cm" svg:x2="10.545cm" svg:y2="15.602cm" draw:start-shape="id4" draw:start-glue-point="0" draw:end-shape="id2" draw:end-glue-point="2" svg:d="m10556 20736-11-5134">
          <text:p/>
        </draw:connector>
        <draw:connector draw:style-name="gr2" draw:text-style-name="P3" draw:layer="layout" draw:type="line" svg:x1="3.54cm" svg:y1="4.81cm" svg:x2="6.903cm" svg:y2="10.522cm" draw:start-shape="id5" draw:start-glue-point="2" draw:end-shape="id2" draw:end-glue-point="3" svg:d="m3540 4810 3363 5712">
          <text:p/>
        </draw:connector>
        <draw:connector draw:style-name="gr2" draw:text-style-name="P3" draw:layer="layout" draw:type="line" svg:x1="17.494cm" svg:y1="4.81cm" svg:x2="14.188cm" svg:y2="10.522cm" draw:start-shape="id6" draw:start-glue-point="2" draw:end-shape="id2" draw:end-glue-point="1" svg:d="m17494 4810-3306 5712">
          <text:p/>
        </draw:connector>
        <draw:line draw:style-name="gr1" draw:text-style-name="P3" draw:layer="layout" svg:x1="1.019cm" svg:y1="1.94cm" svg:x2="6.08cm" svg:y2="1.94cm">
          <text:p/>
        </draw:line>
        <draw:line draw:style-name="gr1" draw:text-style-name="P3" draw:layer="layout" svg:x1="1.02cm" svg:y1="2.84cm" svg:x2="6.081cm" svg:y2="2.84cm">
          <text:p/>
        </draw:line>
        <draw:line draw:style-name="gr1" draw:text-style-name="P3" draw:layer="layout" svg:x1="14.938cm" svg:y1="2.84cm" svg:x2="19.999cm" svg:y2="2.84cm">
          <text:p/>
        </draw:line>
        <draw:line draw:style-name="gr1" draw:text-style-name="P3" draw:layer="layout" svg:x1="14.971cm" svg:y1="1.94cm" svg:x2="20.032cm" svg:y2="1.94cm">
          <text:p/>
        </draw:line>
        <draw:line draw:style-name="gr1" draw:text-style-name="P3" draw:layer="layout" svg:x1="1.02cm" svg:y1="17.14cm" svg:x2="6.959cm" svg:y2="17.148cm">
          <text:p/>
        </draw:line>
        <draw:line draw:style-name="gr1" draw:text-style-name="P3" draw:layer="layout" svg:x1="1.021cm" svg:y1="18.074cm" svg:x2="6.96cm" svg:y2="18.074cm">
          <text:p/>
        </draw:line>
        <draw:line draw:style-name="gr1" draw:text-style-name="P3" draw:layer="layout" svg:x1="12.43cm" svg:y1="18.102cm" svg:x2="19.992cm" svg:y2="18.102cm">
          <text:p/>
        </draw:line>
        <draw:line draw:style-name="gr1" draw:text-style-name="P3" draw:layer="layout" svg:x1="12.43cm" svg:y1="17.047cm" svg:x2="19.992cm" svg:y2="17.053cm">
          <text:p/>
        </draw:line>
        <draw:line draw:style-name="gr1" draw:text-style-name="P3" draw:layer="layout" svg:x1="7.456cm" svg:y1="21.79cm" svg:x2="13.666cm" svg:y2="21.79cm">
          <text:p/>
        </draw:line>
        <draw:line draw:style-name="gr1" draw:text-style-name="P3" draw:layer="layout" svg:x1="7.456cm" svg:y1="23.258cm" svg:x2="13.666cm" svg:y2="23.258cm">
          <text:p/>
        </draw:line>
        <draw:frame draw:style-name="gr3" draw:text-style-name="P7" draw:layer="layout" svg:width="1.37cm" svg:height="0.971cm" svg:x="3.899cm" svg:y="12.743cm">
          <draw:text-box>
            <text:p><text:span text:style-name="T6">is a</text:span></text:p>
          </draw:text-box>
        </draw:frame>
        <draw:frame draw:style-name="gr3" draw:text-style-name="P7" draw:layer="layout" svg:width="1.37cm" svg:height="0.971cm" svg:x="3.899cm" svg:y="7.744cm">
          <draw:text-box>
            <text:p><text:span text:style-name="T6">is a</text:span></text:p>
          </draw:text-box>
        </draw:frame>
        <draw:frame draw:style-name="gr3" draw:text-style-name="P7" draw:layer="layout" svg:width="1.37cm" svg:height="0.971cm" svg:x="15.799cm" svg:y="7.745cm">
          <draw:text-box>
            <text:p><text:span text:style-name="T6">is a</text:span></text:p>
          </draw:text-box>
        </draw:frame>
        <draw:frame draw:style-name="gr3" draw:text-style-name="P7" draw:layer="layout" svg:width="1.37cm" svg:height="0.971cm" svg:x="15.799cm" svg:y="14.046cm">
          <draw:text-box>
            <text:p><text:span text:style-name="T6">is a</text:span></text:p>
          </draw:text-box>
        </draw:frame>
        <draw:frame draw:style-name="gr3" draw:text-style-name="P7" draw:layer="layout" svg:width="1.37cm" svg:height="0.971cm" svg:x="9.167cm" svg:y="18.847cm">
          <draw:text-box>
            <text:p><text:span text:style-name="T6">is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1-10-26T14:33:06.25</dc:date>
    <meta:editing-duration>PT5H14M3S</meta:editing-duration>
    <meta:editing-cycles>17</meta:editing-cycles>
    <meta:document-statistic meta:object-count="28"/>
  </office:meta>
</office:document-meta>
</file>